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objectwithoutfill">
      <style:graphic-properties draw:marker-end="Arrow" draw:marker-end-width="0.3cm"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fo:min-height="0.639cm"/>
    </style:style>
    <style:style style:name="gr5" style:family="graphic" style:parent-style-name="standard">
      <style:graphic-properties draw:stroke="none" svg:stroke-color="#000000" draw:fill="none" draw:fill-color="#ffffff" fo:min-height="0.762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1.143cm"/>
    </style:style>
    <style:style style:name="gr8" style:family="graphic" style:parent-style-name="standard">
      <style:graphic-properties draw:stroke="none" svg:stroke-color="#000000" draw:fill="none" draw:fill-color="#ffffff" fo:min-height="1.016cm"/>
    </style:style>
    <style:style style:name="gr9" style:family="graphic" style:parent-style-name="standard">
      <style:graphic-properties draw:stroke="none" svg:stroke-color="#000000" draw:fill="none" draw:fill-color="#ffffff" draw:textarea-horizontal-align="left" draw:auto-grow-height="true" draw:auto-grow-width="true" fo:min-height="0.64cm" fo:min-width="0cm"/>
    </style:style>
    <style:style style:name="gr10" style:family="graphic" style:parent-style-name="standard">
      <style:graphic-properties draw:stroke="none" svg:stroke-color="#000000" draw:fill="none" draw:fill-color="#ffffff" fo:min-height="1.651cm"/>
    </style:style>
    <style:style style:name="gr11" style:family="graphic" style:parent-style-name="standard">
      <style:graphic-properties draw:stroke="none" svg:stroke-color="#000000" draw:fill="none" draw:fill-color="#ffffff" fo:min-height="0.131cm"/>
    </style:style>
    <style:style style:name="gr12" style:family="graphic" style:parent-style-name="standard">
      <style:graphic-properties draw:stroke="none" svg:stroke-color="#000000" draw:fill="none" draw:fill-color="#ffffff" fo:min-height="0.381cm"/>
    </style:style>
    <style:style style:name="gr13" style:family="graphic" style:parent-style-name="standard">
      <style:graphic-properties draw:stroke="none" svg:stroke-color="#000000" draw:fill="none" draw:fill-color="#ffffff" fo:min-height="0.512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font-size="14pt" style:font-size-asian="14pt" style:font-size-complex="14pt"/>
    </style:style>
    <style:style style:name="P4" style:family="paragraph">
      <style:text-properties fo:font-size="18pt"/>
    </style:style>
    <style:style style:name="T1" style:family="text">
      <style:text-properties fo:font-size="24pt" style:font-size-asian="24pt" style:font-size-complex="24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699cm" svg:height="4.318cm" svg:x="11.16cm" svg:y="9.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7.858cm" svg:y1="10.017cm" svg:x2="11.541cm" svg:y2="10.652cm">
          <text:p/>
        </draw:line>
        <draw:line draw:style-name="gr2" draw:text-style-name="P1" draw:layer="layout" svg:x1="7.857cm" svg:y1="13.074cm" svg:x2="11.413cm" svg:y2="12.82cm">
          <text:p/>
        </draw:line>
        <draw:line draw:style-name="gr3" draw:text-style-name="P1" draw:layer="layout" svg:x1="15.859cm" svg:y1="12.049cm" svg:x2="19.415cm" svg:y2="11.795cm">
          <text:p/>
        </draw:line>
        <draw:frame draw:style-name="gr4" draw:layer="layout" svg:width="0.889cm" svg:height="0.963cm" svg:x="7.223cm" svg:y="9.509cm">
          <draw:text-box>
            <text:p>a</text:p>
          </draw:text-box>
        </draw:frame>
        <draw:frame draw:style-name="gr5" draw:layer="layout" svg:width="1.016cm" svg:height="1.012cm" svg:x="7.096cm" svg:y="12.557cm">
          <draw:text-box>
            <text:p>b</text:p>
          </draw:text-box>
        </draw:frame>
        <draw:frame draw:style-name="gr6" draw:layer="layout" svg:width="2.513cm" svg:height="0.963cm" svg:x="19.569cm" svg:y="11.287cm">
          <draw:text-box>
            <text:p>a OR b</text:p>
          </draw:text-box>
        </draw:frame>
        <draw:frame draw:style-name="gr7" draw:text-style-name="P2" draw:layer="layout" svg:width="2.032cm" svg:height="1.393cm" svg:x="13.192cm" svg:y="3.163cm">
          <draw:text-box>
            <text:p text:style-name="P2"><text:span text:style-name="T1">OR</text:span></text:p>
          </draw:text-box>
        </draw:frame>
      </draw:page>
      <draw:page draw:name="page2" draw:style-name="dp1" draw:master-page-name="Default">
        <draw:custom-shape draw:style-name="gr1" draw:text-style-name="P1" draw:layer="layout" svg:width="4.699cm" svg:height="4.318cm" svg:x="11.414cm" svg:y="7.0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7.731cm" svg:y1="6.969cm" svg:x2="12.176cm" svg:y2="7.604cm">
          <text:p/>
        </draw:line>
        <draw:line draw:style-name="gr2" draw:text-style-name="P1" draw:layer="layout" svg:x1="7.35cm" svg:y1="8.62cm" svg:x2="11.541cm" svg:y2="10.016cm">
          <text:p/>
        </draw:line>
        <draw:line draw:style-name="gr3" draw:text-style-name="P1" draw:layer="layout" svg:x1="16.112cm" svg:y1="9.638cm" svg:x2="19.668cm" svg:y2="9.384cm">
          <text:p/>
        </draw:line>
        <draw:frame draw:style-name="gr8" draw:text-style-name="P3" draw:layer="layout" svg:width="2.032cm" svg:height="1.361cm" svg:x="6.334cm" svg:y="6.08cm">
          <draw:text-box>
            <text:p text:style-name="P3"><text:span text:style-name="T2">Elbow bend</text:span></text:p>
          </draw:text-box>
        </draw:frame>
        <draw:frame draw:style-name="gr5" draw:text-style-name="P3" draw:layer="layout" svg:width="3.049cm" svg:height="1.361cm" svg:x="5.063cm" svg:y="7.894cm">
          <draw:text-box>
            <text:p text:style-name="P3"><text:span text:style-name="T2">Shoulder Bend</text:span></text:p>
          </draw:text-box>
        </draw:frame>
        <draw:frame draw:style-name="gr6" draw:layer="layout" svg:width="0.921cm" svg:height="0.963cm" svg:x="19.637cm" svg:y="7.604cm">
          <draw:text-box>
            <text:p>X</text:p>
          </draw:text-box>
        </draw:frame>
        <draw:line draw:style-name="gr3" draw:text-style-name="P1" draw:layer="layout" svg:x1="15.351cm" svg:y1="10.526cm" svg:x2="19.542cm" svg:y2="11.108cm">
          <text:p/>
        </draw:line>
        <draw:frame draw:style-name="gr9" draw:layer="layout" svg:width="0.925cm" svg:height="0.963cm" svg:x="19.542cm" svg:y="8.874cm">
          <draw:text-box>
            <text:p>Y</text:p>
          </draw:text-box>
        </draw:frame>
        <draw:line draw:style-name="gr3" draw:text-style-name="P1" draw:layer="layout" svg:x1="16.113cm" svg:y1="8.367cm" svg:x2="19.669cm" svg:y2="8.113cm">
          <text:p/>
        </draw:line>
        <draw:frame draw:style-name="gr6" draw:layer="layout" svg:width="0.891cm" svg:height="0.963cm" svg:x="19.542cm" svg:y="10.578cm">
          <draw:text-box>
            <text:p>Z</text:p>
          </draw:text-box>
        </draw:frame>
        <draw:frame draw:style-name="gr10" draw:text-style-name="P2" draw:layer="layout" svg:width="9.271cm" svg:height="1.901cm" svg:x="10.398cm" svg:y="2.016cm">
          <draw:text-box>
            <text:p text:style-name="P2"><text:span text:style-name="T1">Simple Robot Arm</text:span></text:p>
          </draw:text-box>
        </draw:frame>
      </draw:page>
      <draw:page draw:name="page3" draw:style-name="dp1" draw:master-page-name="Default">
        <draw:custom-shape draw:style-name="gr1" draw:text-style-name="P1" draw:layer="layout" svg:width="4.699cm" svg:height="4.318cm" svg:x="11.795cm" svg:y="7.6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8.112cm" svg:y1="7.477cm" svg:x2="12.557cm" svg:y2="8.112cm">
          <text:p/>
        </draw:line>
        <draw:line draw:style-name="gr2" draw:text-style-name="P1" draw:layer="layout" svg:x1="7.731cm" svg:y1="9.128cm" svg:x2="12.176cm" svg:y2="8.874cm">
          <text:p/>
        </draw:line>
        <draw:line draw:style-name="gr3" draw:text-style-name="P1" draw:layer="layout" svg:x1="16.493cm" svg:y1="10.146cm" svg:x2="20.049cm" svg:y2="9.892cm">
          <text:p/>
        </draw:line>
        <draw:frame draw:style-name="gr8" draw:text-style-name="P3" draw:layer="layout" svg:width="2.032cm" svg:height="1.361cm" svg:x="6.715cm" svg:y="6.588cm">
          <draw:text-box>
            <text:p text:style-name="P3"><text:span text:style-name="T2">Elbow bend</text:span></text:p>
          </draw:text-box>
        </draw:frame>
        <draw:frame draw:style-name="gr5" draw:text-style-name="P3" draw:layer="layout" svg:width="3.049cm" svg:height="1.361cm" svg:x="5.444cm" svg:y="8.402cm">
          <draw:text-box>
            <text:p text:style-name="P3"><text:span text:style-name="T2">Shoulder Bend</text:span></text:p>
          </draw:text-box>
        </draw:frame>
        <draw:frame draw:style-name="gr6" draw:layer="layout" svg:width="0.921cm" svg:height="0.963cm" svg:x="20.018cm" svg:y="8.112cm">
          <draw:text-box>
            <text:p>X</text:p>
          </draw:text-box>
        </draw:frame>
        <draw:line draw:style-name="gr3" draw:text-style-name="P1" draw:layer="layout" svg:x1="15.732cm" svg:y1="11.034cm" svg:x2="19.923cm" svg:y2="11.616cm">
          <text:p/>
        </draw:line>
        <draw:frame draw:style-name="gr9" draw:layer="layout" svg:width="0.925cm" svg:height="0.963cm" svg:x="19.923cm" svg:y="9.382cm">
          <draw:text-box>
            <text:p>Y</text:p>
          </draw:text-box>
        </draw:frame>
        <draw:line draw:style-name="gr3" draw:text-style-name="P1" draw:layer="layout" svg:x1="16.494cm" svg:y1="8.875cm" svg:x2="20.05cm" svg:y2="8.621cm">
          <text:p/>
        </draw:line>
        <draw:frame draw:style-name="gr6" draw:layer="layout" svg:width="0.891cm" svg:height="0.963cm" svg:x="19.923cm" svg:y="11.086cm">
          <draw:text-box>
            <text:p>Z</text:p>
          </draw:text-box>
        </draw:frame>
        <draw:line draw:style-name="gr2" draw:text-style-name="P1" draw:layer="layout" svg:x1="7.731cm" svg:y1="12.176cm" svg:x2="12.049cm" svg:y2="11.033cm">
          <text:p/>
        </draw:line>
        <draw:line draw:style-name="gr2" draw:text-style-name="P1" draw:layer="layout" svg:x1="7.35cm" svg:y1="10.906cm" svg:x2="11.922cm" svg:y2="10.017cm">
          <text:p/>
        </draw:line>
        <draw:frame draw:style-name="gr5" draw:text-style-name="P3" draw:layer="layout" svg:width="4.192cm" svg:height="1.361cm" svg:x="4.937cm" svg:y="10.18cm">
          <draw:text-box>
            <text:p text:style-name="P3"><text:span text:style-name="T2">SIN(Shoulder Rotation)</text:span></text:p>
          </draw:text-box>
        </draw:frame>
        <draw:frame draw:style-name="gr5" draw:text-style-name="P3" draw:layer="layout" svg:width="4.192cm" svg:height="1.361cm" svg:x="4.683cm" svg:y="11.45cm">
          <draw:text-box>
            <text:p text:style-name="P3"><text:span text:style-name="T2">COS(Shoulder Rotation)</text:span></text:p>
          </draw:text-box>
        </draw:frame>
        <draw:frame draw:style-name="gr10" draw:text-style-name="P2" draw:layer="layout" svg:width="6.731cm" svg:height="2.139cm" svg:x="11.16cm" svg:y="2.016cm">
          <draw:text-box>
            <text:p text:style-name="P2"><text:span text:style-name="T1">More Complex Robot Arm</text:span></text:p>
          </draw:text-box>
        </draw:frame>
      </draw:page>
      <draw:page draw:name="page4" draw:style-name="dp1" draw:master-page-name="Default">
        <draw:frame draw:style-name="gr10" draw:text-style-name="P2" draw:layer="layout" svg:width="6.731cm" svg:height="1.901cm" svg:x="10.906cm" svg:y="2.016cm">
          <draw:text-box>
            <text:p text:style-name="P2"><text:span text:style-name="T1">Digit Recognizer</text:span></text:p>
          </draw:text-box>
        </draw:frame>
        <draw:custom-shape draw:style-name="gr1" draw:text-style-name="P1" draw:layer="layout" svg:width="4.699cm" svg:height="4.318cm" svg:x="10.974cm" svg:y="8.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7.418cm" svg:y1="6.116cm" svg:x2="11.736cm" svg:y2="8.784cm">
          <text:p/>
        </draw:line>
        <draw:line draw:style-name="gr2" draw:text-style-name="P1" draw:layer="layout" svg:x1="6.91cm" svg:y1="9.8cm" svg:x2="11.355cm" svg:y2="9.546cm">
          <text:p/>
        </draw:line>
        <draw:line draw:style-name="gr3" draw:text-style-name="P1" draw:layer="layout" svg:x1="15.672cm" svg:y1="10.818cm" svg:x2="19.228cm" svg:y2="10.564cm">
          <text:p/>
        </draw:line>
        <draw:frame draw:style-name="gr8" draw:text-style-name="P3" draw:layer="layout" svg:width="2.54cm" svg:height="1.361cm" svg:x="5.386cm" svg:y="5.481cm">
          <draw:text-box>
            <text:p text:style-name="P3"><text:span text:style-name="T2">Intensity (0,0)</text:span></text:p>
          </draw:text-box>
        </draw:frame>
        <draw:frame draw:style-name="gr6" draw:layer="layout" svg:width="0.853cm" svg:height="0.963cm" svg:x="19.197cm" svg:y="8.784cm">
          <draw:text-box>
            <text:p>0</text:p>
          </draw:text-box>
        </draw:frame>
        <draw:line draw:style-name="gr3" draw:text-style-name="P1" draw:layer="layout" svg:x1="14.911cm" svg:y1="11.706cm" svg:x2="19.102cm" svg:y2="12.288cm">
          <text:p/>
        </draw:line>
        <draw:frame draw:style-name="gr9" draw:layer="layout" svg:width="0.853cm" svg:height="0.963cm" svg:x="19.102cm" svg:y="10.054cm">
          <draw:text-box>
            <text:p>1</text:p>
          </draw:text-box>
        </draw:frame>
        <draw:line draw:style-name="gr3" draw:text-style-name="P1" draw:layer="layout" svg:x1="15.673cm" svg:y1="9.547cm" svg:x2="19.229cm" svg:y2="9.293cm">
          <text:p/>
        </draw:line>
        <draw:frame draw:style-name="gr6" draw:layer="layout" svg:width="0.853cm" svg:height="0.963cm" svg:x="19.102cm" svg:y="11.758cm">
          <draw:text-box>
            <text:p>9</text:p>
          </draw:text-box>
        </draw:frame>
        <draw:line draw:style-name="gr2" draw:text-style-name="P1" draw:layer="layout" svg:x1="7.037cm" svg:y1="13.863cm" svg:x2="11.228cm" svg:y2="11.705cm">
          <text:p/>
        </draw:line>
        <draw:line draw:style-name="gr2" draw:text-style-name="P1" draw:layer="layout" svg:x1="6.529cm" svg:y1="11.578cm" svg:x2="11.101cm" svg:y2="10.689cm">
          <text:p/>
        </draw:line>
        <draw:frame draw:style-name="gr8" draw:text-style-name="P3" draw:layer="layout" svg:width="2.54cm" svg:height="1.361cm" svg:x="5.132cm" svg:y="8.946cm">
          <draw:text-box>
            <text:p text:style-name="P3"><text:span text:style-name="T2">Intensity (1,0)</text:span></text:p>
          </draw:text-box>
        </draw:frame>
        <draw:frame draw:style-name="gr8" draw:text-style-name="P3" draw:layer="layout" svg:width="2.54cm" svg:height="1.361cm" svg:x="4.878cm" svg:y="10.724cm">
          <draw:text-box>
            <text:p text:style-name="P3"><text:span text:style-name="T2">Intensity (1,n)</text:span></text:p>
          </draw:text-box>
        </draw:frame>
        <draw:frame draw:style-name="gr8" draw:text-style-name="P3" draw:layer="layout" svg:width="2.54cm" svg:height="1.361cm" svg:x="5.132cm" svg:y="12.847cm">
          <draw:text-box>
            <text:p text:style-name="P3"><text:span text:style-name="T2">Intensity (m,0)</text:span></text:p>
          </draw:text-box>
        </draw:frame>
        <draw:frame draw:style-name="gr8" draw:text-style-name="P3" draw:layer="layout" svg:width="2.54cm" svg:height="1.361cm" svg:x="5.64cm" svg:y="7.295cm">
          <draw:text-box>
            <text:p text:style-name="P3"><text:span text:style-name="T2">Intensity (0,n)</text:span></text:p>
          </draw:text-box>
        </draw:frame>
        <draw:line draw:style-name="gr2" draw:text-style-name="P1" draw:layer="layout" svg:x1="7.672cm" svg:y1="8.275cm" svg:x2="11.735cm" svg:y2="8.783cm">
          <text:p/>
        </draw:line>
        <draw:frame draw:style-name="gr11" draw:layer="layout" svg:width="1.143cm" svg:height="0.963cm" svg:x="5.894cm" svg:y="6.37cm">
          <draw:text-box>
            <text:p>...</text:p>
          </draw:text-box>
        </draw:frame>
        <draw:frame draw:style-name="gr11" draw:layer="layout" svg:width="1.143cm" svg:height="0.963cm" svg:x="5.513cm" svg:y="8.148cm">
          <draw:text-box>
            <text:p>...</text:p>
          </draw:text-box>
        </draw:frame>
        <draw:frame draw:style-name="gr11" draw:layer="layout" svg:width="1.143cm" svg:height="0.963cm" svg:x="5.513cm" svg:y="9.725cm">
          <draw:text-box>
            <text:p>...</text:p>
          </draw:text-box>
        </draw:frame>
        <draw:frame draw:style-name="gr8" draw:text-style-name="P3" draw:layer="layout" svg:width="2.54cm" svg:height="1.361cm" svg:x="5.132cm" svg:y="14.625cm">
          <draw:text-box>
            <text:p text:style-name="P3"><text:span text:style-name="T2">Intensity (m,n)</text:span></text:p>
          </draw:text-box>
        </draw:frame>
        <draw:line draw:style-name="gr2" draw:text-style-name="P1" draw:layer="layout" svg:x1="7.291cm" svg:y1="15.387cm" svg:x2="11.228cm" svg:y2="11.705cm">
          <text:p/>
        </draw:line>
        <draw:frame draw:style-name="gr11" draw:layer="layout" svg:width="1.143cm" svg:height="0.963cm" svg:x="5.259cm" svg:y="11.704cm">
          <draw:text-box>
            <text:p>...</text:p>
          </draw:text-box>
        </draw:frame>
        <draw:frame draw:style-name="gr11" draw:layer="layout" svg:width="1.143cm" svg:height="0.963cm" svg:x="5.513cm" svg:y="13.736cm">
          <draw:text-box>
            <text:p>...</text:p>
          </draw:text-box>
        </draw:frame>
        <draw:frame draw:style-name="gr11" draw:layer="layout" svg:width="1.143cm" svg:height="0.963cm" svg:x="18.467cm" svg:y="10.942cm">
          <draw:text-box>
            <text:p>...</text:p>
          </draw:text-box>
        </draw:frame>
      </draw:page>
      <draw:page draw:name="page5" draw:style-name="dp1" draw:master-page-name="Default">
        <draw:frame draw:style-name="gr10" draw:text-style-name="P2" draw:layer="layout" svg:width="6.731cm" svg:height="2.139cm" svg:x="10.906cm" svg:y="2.016cm">
          <draw:text-box>
            <text:p text:style-name="P2"><text:span text:style-name="T1">Part of Speech Recognizer</text:span></text:p>
          </draw:text-box>
        </draw:frame>
        <draw:custom-shape draw:style-name="gr1" draw:text-style-name="P1" draw:layer="layout" svg:width="4.699cm" svg:height="4.318cm" svg:x="10.974cm" svg:y="8.2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7.604cm" svg:y1="6.207cm" svg:x2="11.736cm" svg:y2="8.784cm">
          <text:p/>
        </draw:line>
        <draw:line draw:style-name="gr2" draw:text-style-name="P1" draw:layer="layout" svg:x1="6.588cm" svg:y1="9.382cm" svg:x2="11.355cm" svg:y2="9.546cm">
          <text:p/>
        </draw:line>
        <draw:line draw:style-name="gr3" draw:text-style-name="P1" draw:layer="layout" svg:x1="15.672cm" svg:y1="10.818cm" svg:x2="19.228cm" svg:y2="10.564cm">
          <text:p/>
        </draw:line>
        <draw:frame draw:style-name="gr12" draw:text-style-name="P3" draw:layer="layout" svg:width="3.243cm" svg:height="0.806cm" svg:x="4.615cm" svg:y="5.703cm">
          <draw:text-box>
            <text:p text:style-name="P3"><text:span text:style-name="T2">Aabomycin</text:span></text:p>
          </draw:text-box>
        </draw:frame>
        <draw:frame draw:style-name="gr6" draw:text-style-name="P4" draw:layer="layout" svg:width="1.806cm" svg:height="0.963cm" svg:x="19.197cm" svg:y="8.784cm">
          <draw:text-box>
            <text:p text:style-name="P4">Verb</text:p>
          </draw:text-box>
        </draw:frame>
        <draw:line draw:style-name="gr3" draw:text-style-name="P1" draw:layer="layout" svg:x1="14.911cm" svg:y1="11.706cm" svg:x2="19.102cm" svg:y2="12.288cm">
          <text:p/>
        </draw:line>
        <draw:frame draw:style-name="gr9" draw:text-style-name="P4" draw:layer="layout" svg:width="2.013cm" svg:height="0.963cm" svg:x="19.102cm" svg:y="10.054cm">
          <draw:text-box>
            <text:p text:style-name="P4">Noun</text:p>
          </draw:text-box>
        </draw:frame>
        <draw:line draw:style-name="gr3" draw:text-style-name="P1" draw:layer="layout" svg:x1="15.673cm" svg:y1="9.547cm" svg:x2="19.229cm" svg:y2="9.293cm">
          <text:p/>
        </draw:line>
        <draw:frame draw:style-name="gr6" draw:text-style-name="P4" draw:layer="layout" svg:width="3.106cm" svg:height="0.963cm" svg:x="19.102cm" svg:y="11.758cm">
          <draw:text-box>
            <text:p text:style-name="P4">Participle</text:p>
          </draw:text-box>
        </draw:frame>
        <draw:line draw:style-name="gr2" draw:text-style-name="P1" draw:layer="layout" svg:x1="6.842cm" svg:y1="13.319cm" svg:x2="11.228cm" svg:y2="11.705cm">
          <text:p/>
        </draw:line>
        <draw:line draw:style-name="gr2" draw:text-style-name="P1" draw:layer="layout" svg:x1="6.969cm" svg:y1="11.16cm" svg:x2="11.101cm" svg:y2="10.689cm">
          <text:p/>
        </draw:line>
        <draw:frame draw:style-name="gr8" draw:text-style-name="P3" draw:layer="layout" svg:width="2.54cm" svg:height="1.266cm" svg:x="5.132cm" svg:y="8.946cm">
          <draw:text-box>
            <text:p text:style-name="P3"><text:span text:style-name="T2">Jelly</text:span></text:p>
          </draw:text-box>
        </draw:frame>
        <draw:frame draw:style-name="gr8" draw:text-style-name="P3" draw:layer="layout" svg:width="2.54cm" svg:height="1.266cm" svg:x="4.878cm" svg:y="10.724cm">
          <draw:text-box>
            <text:p text:style-name="P3"><text:span text:style-name="T2">Neuron</text:span></text:p>
          </draw:text-box>
        </draw:frame>
        <draw:frame draw:style-name="gr13" draw:text-style-name="P3" draw:layer="layout" svg:width="1.905cm" svg:height="0.806cm" svg:x="5.064cm" svg:y="12.811cm">
          <draw:text-box>
            <text:p text:style-name="P3"><text:span text:style-name="T2">Zebra</text:span></text:p>
          </draw:text-box>
        </draw:frame>
        <draw:frame draw:style-name="gr8" draw:text-style-name="P3" draw:layer="layout" svg:width="2.54cm" svg:height="1.266cm" svg:x="5.64cm" svg:y="7.295cm">
          <draw:text-box>
            <text:p text:style-name="P3"><text:span text:style-name="T2">Aardvark</text:span></text:p>
          </draw:text-box>
        </draw:frame>
        <draw:line draw:style-name="gr2" draw:text-style-name="P1" draw:layer="layout" svg:x1="8.112cm" svg:y1="7.858cm" svg:x2="11.735cm" svg:y2="8.783cm">
          <text:p/>
        </draw:line>
        <draw:frame draw:style-name="gr11" draw:text-style-name="P4" draw:layer="layout" svg:width="1.143cm" svg:height="0.963cm" svg:x="5.318cm" svg:y="6.26cm">
          <draw:text-box>
            <text:p text:style-name="P4">...</text:p>
          </draw:text-box>
        </draw:frame>
        <draw:frame draw:style-name="gr11" draw:text-style-name="P4" draw:layer="layout" svg:width="1.143cm" svg:height="0.963cm" svg:x="5.513cm" svg:y="9.725cm">
          <draw:text-box>
            <text:p text:style-name="P4">...</text:p>
          </draw:text-box>
        </draw:frame>
        <draw:frame draw:style-name="gr8" draw:text-style-name="P3" draw:layer="layout" svg:width="3.116cm" svg:height="1.266cm" svg:x="4.937cm" svg:y="15.101cm">
          <draw:text-box>
            <text:p text:style-name="P3"><text:span text:style-name="T2">Zzyzzyva</text:span></text:p>
          </draw:text-box>
        </draw:frame>
        <draw:line draw:style-name="gr2" draw:text-style-name="P1" draw:layer="layout" svg:x1="7.291cm" svg:y1="15.387cm" svg:x2="11.228cm" svg:y2="11.705cm">
          <text:p/>
        </draw:line>
        <draw:frame draw:style-name="gr11" draw:text-style-name="P4" draw:layer="layout" svg:width="1.143cm" svg:height="0.963cm" svg:x="5.259cm" svg:y="11.704cm">
          <draw:text-box>
            <text:p text:style-name="P4">...</text:p>
          </draw:text-box>
        </draw:frame>
        <draw:frame draw:style-name="gr11" draw:text-style-name="P4" draw:layer="layout" svg:width="1.143cm" svg:height="0.963cm" svg:x="5.513cm" svg:y="13.736cm">
          <draw:text-box>
            <text:p text:style-name="P4">...</text:p>
          </draw:text-box>
        </draw:frame>
        <draw:frame draw:style-name="gr11" draw:text-style-name="P4" draw:layer="layout" svg:width="1.143cm" svg:height="0.963cm" svg:x="18.467cm" svg:y="10.942cm">
          <draw:text-box>
            <text:p text:style-name="P4">...</text:p>
          </draw:text-box>
        </draw:frame>
        <draw:frame draw:style-name="gr11" draw:text-style-name="P4" draw:layer="layout" svg:width="1.143cm" svg:height="0.963cm" svg:x="5.445cm" svg:y="7.784cm">
          <draw:text-box>
            <text:p text:style-name="P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8-21T19:14:00.75</meta:creation-date>
    <dc:date>2015-08-21T19:43:45.72</dc:date>
    <meta:editing-duration>PT14M23S</meta:editing-duration>
    <meta:editing-cycles>1</meta:editing-cycles>
    <meta:document-statistic meta:object-count="88"/>
    <meta:generator>OpenOffice.org/3.4.1$Win32 OpenOffice.org_project/341m1$Build-9593</meta:generator>
  </office:meta>
</office:document-meta>
</file>